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Text_20_body">
      <style:text-properties officeooo:rsid="00107d8e" officeooo:paragraph-rsid="00107d8e"/>
    </style:style>
    <style:style style:name="P3" style:family="paragraph" style:parent-style-name="Text_20_body">
      <style:text-properties officeooo:paragraph-rsid="00107d8e"/>
    </style:style>
    <style:style style:name="P4" style:family="paragraph" style:parent-style-name="Text_20_body">
      <style:text-properties officeooo:rsid="005bfbb5" officeooo:paragraph-rsid="005bfbb5"/>
    </style:style>
    <style:style style:name="P5" style:family="paragraph" style:parent-style-name="Text_20_body">
      <style:text-properties officeooo:rsid="005e2d2d" officeooo:paragraph-rsid="005e2d2d"/>
    </style:style>
    <style:style style:name="P6" style:family="paragraph" style:parent-style-name="Text_20_body">
      <style:text-properties officeooo:rsid="005ef3e5" officeooo:paragraph-rsid="005ef3e5"/>
    </style:style>
    <style:style style:name="P7" style:family="paragraph" style:parent-style-name="Text_20_body">
      <style:text-properties officeooo:rsid="005fb41c" officeooo:paragraph-rsid="005fb41c"/>
    </style:style>
    <style:style style:name="P8" style:family="paragraph" style:parent-style-name="Text_20_body">
      <style:text-properties officeooo:rsid="0067dc60" officeooo:paragraph-rsid="0067dc60"/>
    </style:style>
    <style:style style:name="P9" style:family="paragraph" style:parent-style-name="Standard">
      <style:text-properties officeooo:paragraph-rsid="00107d8e"/>
    </style:style>
    <style:style style:name="P10" style:family="paragraph" style:parent-style-name="Table_20_Contents">
      <style:paragraph-properties fo:text-align="end" style:justify-single-word="false"/>
      <style:text-properties style:font-name="Ubuntu3" fo:language="zxx" fo:country="none" officeooo:rsid="0005f002" officeooo:paragraph-rsid="00107d8e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Ubuntu3" fo:language="zxx" fo:country="none" officeooo:rsid="0005f002" officeooo:paragraph-rsid="00107d8e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end" style:justify-single-word="false"/>
      <style:text-properties style:font-name="Ubuntu3" fo:language="zxx" fo:country="none" officeooo:rsid="000c6a0e" officeooo:paragraph-rsid="00107d8e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end" style:justify-single-word="false"/>
      <style:text-properties style:font-name="Ubuntu3" fo:language="zxx" fo:country="none" officeooo:rsid="00143565" officeooo:paragraph-rsid="00107d8e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style:font-name="Ubuntu3" fo:language="zxx" fo:country="none" officeooo:rsid="00143565" officeooo:paragraph-rsid="00107d8e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style:font-name="Ubuntu3" fo:language="zxx" fo:country="none" officeooo:rsid="005369d9" officeooo:paragraph-rsid="005369d9" style:language-asian="zxx" style:country-asian="none" style:language-complex="zxx" style:country-complex="non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 style:master-page-name="First_20_Page">
      <style:paragraph-properties style:page-number="auto"/>
      <style:text-properties officeooo:paragraph-rsid="00107d8e"/>
    </style:style>
    <style:style style:name="P20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107d8e" officeooo:paragraph-rsid="00107d8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3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3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3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54fc50"/>
    </style:style>
    <style:style style:name="T5" style:family="text">
      <style:text-properties officeooo:rsid="005ef3e5"/>
    </style:style>
    <style:style style:name="T6" style:family="text">
      <style:text-properties officeooo:rsid="00696fd5"/>
    </style:style>
    <style:style style:name="T7" style:family="text">
      <style:text-properties officeooo:rsid="006b5236"/>
    </style:style>
    <style:style style:name="T8" style:family="text">
      <style:text-properties officeooo:rsid="006c1863"/>
    </style:style>
    <style:style style:name="T9" style:family="text">
      <style:text-properties officeooo:rsid="006cdcfb"/>
    </style:style>
    <style:style style:name="T10" style:family="text">
      <style:text-properties officeooo:rsid="006f4a4d"/>
    </style:style>
    <style:style style:name="T11" style:family="text">
      <style:text-properties officeooo:rsid="0074704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3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3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3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3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1">Wykonał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Radosław Smoter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Grupa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14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Nr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27</text:p>
          </table:table-cell>
        </table:table-row>
        <table:table-row table:style-name="Table1.1">
          <table:table-cell table:style-name="Table1.A1" office:value-type="string">
            <text:p text:style-name="P12"><text:span text:style-name="T1">Numer</text:span> <text:span text:style-name="T1">zadania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5">5</text:p>
          </table:table-cell>
        </table:table-row>
        <table:table-row table:style-name="Table1.1">
          <table:table-cell table:style-name="Table1.A1" office:value-type="string">
            <text:p text:style-name="P13"><text:span text:style-name="T1">Przykład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4">62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Prowadzący</text:span>: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Prof. <text:span text:style-name="T2">d</text:span>r hab. <text:span text:style-name="T2">i</text:span>nż. Volodymyr Samotyy</text:p>
          </table:table-cell>
        </table:table-row>
      </table:table>
      <text:p text:style-name="P9"><draw:frame text:anchor-type="paragraph" draw:z-index="10" draw:name="Shape1" draw:style-name="gr3" draw:text-style-name="P26" svg:width="16.431cm" svg:height="1.879cm" svg:x="0.219cm" svg:y="5.244cm"><draw:text-box><text:p text:style-name="P23"><text:span text:style-name="T14">Politechnika Krakowska</text:span></text:p></draw:text-box></draw:frame><draw:frame text:anchor-type="paragraph" draw:z-index="11" draw:name="Shape2" draw:style-name="gr2" draw:text-style-name="P25" svg:width="16.458cm" svg:height="1.625cm" svg:x="0.219cm" svg:y="7.123cm"><draw:text-box><text:p text:style-name="P23"><text:span text:style-name="T12">Wydział Inżynierii Elektrycznej i Komputerowej</text:span></text:p></draw:text-box></draw:frame><draw:frame text:anchor-type="paragraph" draw:z-index="12" draw:name="Shape3" draw:style-name="gr1" draw:text-style-name="P24" svg:width="16.431cm" svg:height="1.221cm" svg:x="0.245cm" svg:y="8.747cm"><draw:text-box><text:p text:style-name="P23"><text:span text:style-name="T12">Sprawozdanie</text:span><text:span text:style-name="T13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pis treści</text:p>
          </text:index-title>
          <text:p text:style-name="P16"><text:a xlink:type="simple" xlink:href="#__RefHeading___Toc2654_4068231033" text:style-name="Index_20_Link" text:visited-style-name="Index_20_Link">Polecenie<text:tab/>1</text:a></text:p>
          <text:p text:style-name="P17"><text:a xlink:type="simple" xlink:href="#__RefHeading___Toc3761_4141970799" text:style-name="Index_20_Link" text:visited-style-name="Index_20_Link">(1) Treść<text:tab/>1</text:a></text:p>
          <text:p text:style-name="P17"><text:a xlink:type="simple" xlink:href="#__RefHeading___Toc2656_4068231033" text:style-name="Index_20_Link" text:visited-style-name="Index_20_Link">(2) Warunki sortowania<text:tab/>1</text:a></text:p>
          <text:p text:style-name="P17"><text:a xlink:type="simple" xlink:href="#__RefHeading___Toc3763_4141970799" text:style-name="Index_20_Link" text:visited-style-name="Index_20_Link">(3) Warunki obliczania ,<text:tab/>1</text:a></text:p>
          <text:p text:style-name="P16"><text:a xlink:type="simple" xlink:href="#__RefHeading___Toc2660_4068231033" text:style-name="Index_20_Link" text:visited-style-name="Index_20_Link">Kod programu<text:tab/>2</text:a></text:p>
          <text:p text:style-name="P16"><text:a xlink:type="simple" xlink:href="#__RefHeading___Toc2662_4068231033" text:style-name="Index_20_Link" text:visited-style-name="Index_20_Link">Wyniki<text:tab/>7</text:a></text:p>
          <text:p text:style-name="P16"><text:a xlink:type="simple" xlink:href="#__RefHeading___Toc2664_4068231033" text:style-name="Index_20_Link" text:visited-style-name="Index_20_Link">Opis programu<text:tab/>8</text:a></text:p>
          <text:p text:style-name="P16"><text:a xlink:type="simple" xlink:href="#__RefHeading___Toc2666_4068231033" text:style-name="Index_20_Link" text:visited-style-name="Index_20_Link">Wnioski<text:tab/>9</text:a></text:p>
        </text:index-body>
      </text:table-of-content>
      <text:p text:style-name="P9"/>
      <text:h text:style-name="P20" text:outline-level="1"><text:bookmark-start text:name="__RefHeading___Toc2654_4068231033"/>Poleceni<text:span text:style-name="T3">e</text:span><text:bookmark-end text:name="__RefHeading___Toc2654_4068231033"/></text:h>
      <text:h text:style-name="Heading_20_2" text:outline-level="2"><text:bookmark-start text:name="__RefHeading___Toc3761_4141970799"/>Treść<text:bookmark-end text:name="__RefHeading___Toc3761_4141970799"/></text:h>
      <text:p text:style-name="P3">Napisać kod programu sortowania macierzy <draw:frame draw:style-name="fr1" draw:name="Object1" text:anchor-type="as-char" svg:y="-0.377cm" svg:width="1.78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metodą bąbelkową. Dla posortowanej macierzy obliczyć wartość funkcji <draw:frame draw:style-name="fr1" draw:name="Object2" text:anchor-type="as-char" svg:y="-0.386cm" svg:width="2.006cm" svg:height="0.542cm" draw:z-index="1"><draw:object xlink:href="./Object 2" xlink:type="simple" xlink:show="embed" xlink:actuate="onLoad"/><draw:image xlink:href="./ObjectReplacements/Object 2" xlink:type="simple" xlink:show="embed" xlink:actuate="onLoad"/></draw:frame>. Algorytm sortowania oraz obliczania funkcji <draw:frame draw:style-name="fr1" draw:name="Object3" text:anchor-type="as-char" svg:y="-0.386cm" svg:width="1.363cm" svg:height="0.542cm" draw:z-index="2"><draw:object xlink:href="./Object 3" xlink:type="simple" xlink:show="embed" xlink:actuate="onLoad"/><draw:image xlink:href="./ObjectReplacements/Object 3" xlink:type="simple" xlink:show="embed" xlink:actuate="onLoad"/></draw:frame><text:s text:c="2"/>zapisać w postaci funkcji. Macierz <draw:frame draw:style-name="fr1" draw:name="Object4" text:anchor-type="as-char" svg:y="-0.377cm" svg:width="1.78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dczytać z pliku tekstowego. Wyniki sortowania oraz wartości funkcji <draw:frame draw:style-name="fr1" draw:name="Object5" text:anchor-type="as-char" svg:y="-0.386cm" svg:width="1.363cm" svg:height="0.54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386cm" svg:width="2.006cm" svg:height="0.54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zapisać do pliku tekstowego. </text:p>
      <text:h text:style-name="P22" text:outline-level="2"><text:bookmark-start text:name="__RefHeading___Toc2656_4068231033"/>Warunki sortowania<text:bookmark-end text:name="__RefHeading___Toc2656_4068231033"/></text:h>
      <text:p text:style-name="P2"><text:span text:style-name="T4">Po</text:span>sortować elementy <text:span text:style-name="T7">wierszy</text:span> od maksymalnego do minimalnego.</text:p>
      <text:h text:style-name="Heading_20_2" text:outline-level="2"><text:bookmark-start text:name="__RefHeading___Toc3763_4141970799"/>Warunki obliczania <draw:frame draw:style-name="fr1" draw:name="Object7" text:anchor-type="as-char" svg:y="-0.386cm" svg:width="1.363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y="-0.386cm" svg:width="2.006cm" svg:height="0.54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bookmark-end text:name="__RefHeading___Toc3763_4141970799"/></text:h>
      <text:p text:style-name="P2"><draw:frame draw:style-name="fr1" draw:name="Object9" text:anchor-type="as-char" svg:y="-0.386cm" svg:width="1.36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- <text:span text:style-name="T7">minimalny element</text:span> k<text:span text:style-name="T7">ażdej kolumny</text:span> pod diagonalą główną</text:p>
      <text:p text:style-name="P2"><draw:frame draw:style-name="fr1" draw:name="Object10" text:anchor-type="as-char" svg:y="-0.437cm" svg:width="4.135cm" svg:height="0.59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1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7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Read a matrix M from a file.</text:span></text:p>
      <text:p text:style-name="CodeC"><text:span text:style-name="_5f_OOoComputerSpecial"><text:s text:c="2"/></text:span><text:span text:style-name="_5f_OOoComputerComment">* Sort elements of the matrix rows in descending order, denote as M_sort.</text:span></text:p>
      <text:p text:style-name="CodeC"><text:span text:style-name="_5f_OOoComputerSpecial"><text:s text:c="2"/></text:span><text:span text:style-name="_5f_OOoComputerComment">* Sorting algorithm: bubble sort.</text:span></text:p>
      <text:p text:style-name="CodeC"><text:span text:style-name="_5f_OOoComputerSpecial"><text:s text:c="2"/></text:span><text:span text:style-name="_5f_OOoComputerComment">* Select the lowest value of each column of the matrix from under the main diagonal, denote as f_j(a_ij).</text:span></text:p>
      <text:p text:style-name="CodeC"><text:span text:style-name="_5f_OOoComputerSpecial"><text:s text:c="2"/></text:span><text:span text:style-name="_5f_OOoComputerComment">* Calculate product F of f_j(a_ij) as F(f_j(a_ij)).</text:span></text:p>
      <text:p text:style-name="CodeC"><text:span text:style-name="_5f_OOoComputerSpecial"><text:s text:c="2"/></text:span><text:span text:style-name="_5f_OOoComputerComment">* Save the results of M_sort, f_j(a_ij), F(f_j(a_ij)) to a file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Ident">_Bool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electLowest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);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[]);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, 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pace for matrix 10x10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_Bool</text:span><text:span text:style-name="_5f_OOoComputerSpecial"> </text:span><text:span text:style-name="_5f_OOoComputerIdent">isFile</text:span><text:span text:style-name="_5f_OOoComputerSpecial"> = </text:span><text:span text:style-name="_5f_OOoComputerIdent">imp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File</text:span><text:span text:style-name="_5f_OOoComputerSpecial"> == </text:span><text:span text:style-name="_5f_OOoComputerLiteral">1</text:span><text:span text:style-name="_5f_OOoComputerSpecial">) 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Get cols below main diagonal, populate remaining with nan */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s below diagonal matrix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iagonal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electF</text:span><text:span text:style-name="_5f_OOoComputerSpecial">(</text:span><text:span text:style-name="_5f_OOoComputerIdent">matrix</text:span><text:span text:style-name="_5f_OOoComputerSpecial">, </text:span><text:span text:style-name="_5f_OOoComputerIdent">diagonalMatrix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Lowest value from each diagonal col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in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electLowest</text:span><text:span text:style-name="_5f_OOoComputerSpecial">(</text:span><text:span text:style-name="_5f_OOoComputerIdent">diagonalMatrix</text:span><text:span text:style-name="_5f_OOoComputerSpecial">, </text:span><text:span text:style-name="_5f_OOoComputerIdent">min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oduct of diagonal cols' mi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roductVal</text:span><text:span text:style-name="_5f_OOoComputerSpecial"> = </text:span><text:span text:style-name="_5f_OOoComputerIdent">product</text:span><text:span text:style-name="_5f_OOoComputerSpecial">(</text:span><text:span text:style-name="_5f_OOoComputerIdent">min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ave resultst to txt file */</text:span></text:p>
      <text:p text:style-name="CodeC"><text:soft-page-break/><text:span text:style-name="_5f_OOoComputerSpecial"><text:s text:c="2"/></text:span><text:span text:style-name="_5f_OOoComputerIdent">saveResults</text:span><text:span text:style-name="_5f_OOoComputerSpecial">(</text:span><text:span text:style-name="_5f_OOoComputerIdent">matrix</text:span><text:span text:style-name="_5f_OOoComputerSpecial">, </text:span><text:span text:style-name="_5f_OOoComputerIdent">min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mport matrix from "matrix.txt" file */</text:span></text:p>
      <text:p text:style-name="CodeC"><text:span text:style-name="_5f_OOoComputerIdent">_Bool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matrix.txt"</text:span><text:span text:style-name="_5f_OOoComputerSpecial">, </text:span><text:span text:style-name="_5f_OOoComputerLiteral">"r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=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File does not exist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ingle number from the file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fp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s EOF encountered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sEOF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ow count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umn count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&amp;</text:span><text:span text:style-name="_5f_OOoComputerIdent">fp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Go to a new row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= </text:span><text:span text:style-name="_5f_OOoComputerLiteral">10</text:span><text:span text:style-name="_5f_OOoComputerSpecial">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Ident">i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Don't assign EOF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fp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ach new entry */</text:span></text:p>
      <text:p text:style-name="CodeC"><text:span text:style-name="_5f_OOoComputerSpecial"><text:s text:c="4"/></text:span><text:span text:style-name="_5f_OOoComputerIdent">j</text:span><text:span text:style-name="_5f_OOoComputerSpecial">++;</text:span></text:p>
      <text:p text:style-name="CodeC"><text:span text:style-name="_5f_OOoComputerSpecial"><text:s text:c="2"/>} </text:span><text:span text:style-name="_5f_OOoComputerKeyWord">while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 &amp;&amp; (</text:span><text:span text:style-name="_5f_OOoComputerIdent">i</text:span><text:span text:style-name="_5f_OOoComputerSpecial">*</text:span><text:span text:style-name="_5f_OOoComputerLiteral">10</text:span><text:span text:style-name="_5f_OOoComputerSpecial"> + </text:span><text:span text:style-name="_5f_OOoComputerIdent">j</text:span><text:span text:style-name="_5f_OOoComputerSpecial">) &lt; </text:span><text:span text:style-name="_5f_OOoComputerLiteral">10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variables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emp</text:span><text:span text:style-name="_5f_OOoComputerSpecial"> = *</text:span><text:span text:style-name="_5f_OOoComputerIdent">a</text:span><text:span text:style-name="_5f_OOoComputerSpecial">;</text:span></text:p>
      <text:p text:style-name="CodeC"><text:span text:style-name="_5f_OOoComputerSpecial"><text:s text:c="2"/>*</text:span><text:span text:style-name="_5f_OOoComputerIdent">a</text:span><text:span text:style-name="_5f_OOoComputerSpecial"> = *</text:span><text:span text:style-name="_5f_OOoComputerIdent">b</text:span><text:span text:style-name="_5f_OOoComputerSpecial">;</text:span></text:p>
      <text:p text:style-name="CodeC"><text:span text:style-name="_5f_OOoComputerSpecial"><text:s text:c="2"/>*</text:span><text:span text:style-name="_5f_OOoComputerIdent">b</text:span><text:span text:style-name="_5f_OOoComputerSpecial">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n array according to monotonicity, ascending order <text:s/>- 1, descending - 0 */</text:span></text:p>
      <text:p text:style-name="CodeC"><text:span text:style-name="_5f_OOoComputerKeyWord">void</text:span><text:span text:style-name="_5f_OOoComputerSpecial"> </text:span><text:span text:style-name="_5f_OOoComputerIdent">bubbleSor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onotonicity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swapCounter</text:span><text:span text:style-name="_5f_OOoComputerSpecial"> = </text:span><text:span text:style-name="_5f_OOoComputerLiteral">1</text:span><text:span text:style-name="_5f_OOoComputerSpecial">;</text:span></text:p>
      <text:p text:style-name="CodeC"><text:soft-page-break/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 until no more swaps have been encountered */</text:span></text:p>
      <text:p text:style-name="CodeC"><text:span text:style-name="_5f_OOoComputerSpecial"><text:s text:c="2"/></text:span><text:span text:style-name="_5f_OOoComputerKeyWord">while</text:span><text:span text:style-name="_5f_OOoComputerSpecial">(</text:span><text:span text:style-name="_5f_OOoComputerIdent">swapCounter</text:span><text:span text:style-name="_5f_OOoComputerSpecial">) {</text:span></text:p>
      <text:p text:style-name="CodeC"><text:span text:style-name="_5f_OOoComputerSpecial"><text:s text:c="4"/></text:span><text:span text:style-name="_5f_OOoComputerIdent">swapCounter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</text:span><text:span text:style-name="_5f_OOoComputerSpecial">-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Ascending order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monotonicity</text:span><text:span text:style-name="_5f_OOoComputerSpecial">) {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l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exch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8"/></text:span><text:span text:style-name="_5f_OOoComputerComment">/*</text:span><text:span text:style-name="_5f_OOoComputerSpecial"> </text:span><text:span text:style-name="_5f_OOoComputerComment">Descending order */</text:span></text:p>
      <text:p text:style-name="CodeC"><text:span text:style-name="_5f_OOoComputerSpecial"><text:s text:c="6"/>} </text:span><text:span text:style-name="_5f_OOoComputerKeyWord">else</text:span><text:span text:style-name="_5f_OOoComputerSpecial"> {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g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exch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6"/>}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ll rows of a <text:s/>matrix */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, </text:span><text:span text:style-name="_5f_OOoComputerLiteral">10</text:span><text:span text:style-name="_5f_OOoComputerSpecial">, </text:span><text:span text:style-name="_5f_OOoComputerLiteral">1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entries from under the main diagonal of the matrix */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diagonal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row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column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 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&gt; </text:span><text:span text:style-name="_5f_OOoComputerIdent">j</text:span><text:span text:style-name="_5f_OOoComputerSpecial">)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with nans to avoid trash values */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6"/></text:span><text:span text:style-name="_5f_OOoComputerIdent">n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m</text:span><text:span text:style-name="_5f_OOoComputerSpecial">++;</text:span></text:p>
      <text:p text:style-name="CodeC"><text:span text:style-name="_5f_OOoComputerSpecial"><text:s text:c="4"/>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a column from a matrix */</text:span></text:p>
      <text:p text:style-name="CodeC"><text:span text:style-name="_5f_OOoComputerKeyWord">void</text:span><text:span text:style-name="_5f_OOoComputerSpecial"> </text:span><text:span text:style-name="_5f_OOoComputerIdent">selectCol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col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col</text:span><text:span text:style-name="_5f_OOoComputerSpecial">[</text:span><text:span text:style-name="_5f_OOoComputerIdent">j</text:span><text:span text:style-name="_5f_OOoComputerSpecial">++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n</text:span><text:span text:style-name="_5f_OOoComputerSpecial">];</text:span></text:p>
      <text:p text:style-name="CodeC"><text:span text:style-name="_5f_OOoComputerSpecial">}</text:span></text:p>
      <text:p text:style-name="CodeC"><text:soft-page-break/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the lowest values in the array arr, return them in the array max */</text:span></text:p>
      <text:p text:style-name="CodeC"><text:span text:style-name="_5f_OOoComputerKeyWord">void</text:span><text:span text:style-name="_5f_OOoComputerSpecial"> </text:span><text:span text:style-name="_5f_OOoComputerIdent">selectLowes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in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laceholder for each colum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l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Ident">selectCol</text:span><text:span text:style-name="_5f_OOoComputerSpecial">(</text:span><text:span text:style-name="_5f_OOoComputerIdent">arr</text:span><text:span text:style-name="_5f_OOoComputerSpecial">, </text:span><text:span text:style-name="_5f_OOoComputerIdent">col</text:span><text:span text:style-name="_5f_OOoComputerSpecial">, </text:span><text:span text:style-name="_5f_OOoComputerIdent">i</text:span><text:span text:style-name="_5f_OOoComputerSpecial">);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col</text:span><text:span text:style-name="_5f_OOoComputerSpecial">, </text:span><text:span text:style-name="_5f_OOoComputerLiteral">10</text:span><text:span text:style-name="_5f_OOoComputerSpecial">, </text:span><text:span text:style-name="_5f_OOoComputerLiteral">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isnan</text:span><text:span text:style-name="_5f_OOoComputerSpecial">(</text:span><text:span text:style-name="_5f_OOoComputerIdent">col</text:span><text:span text:style-name="_5f_OOoComputerSpecial">[</text:span><text:span text:style-name="_5f_OOoComputerIdent">j</text:span><text:span text:style-name="_5f_OOoComputerSpecial">])) </text:span><text:span text:style-name="_5f_OOoComputerIdent">j</text:span><text:span text:style-name="_5f_OOoComputerSpecial">++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elect the highest values */</text:span></text:p>
      <text:p text:style-name="CodeC"><text:span text:style-name="_5f_OOoComputerSpecial"><text:s text:c="4"/></text:span><text:span text:style-name="_5f_OOoComputerIdent">min</text:span><text:span text:style-name="_5f_OOoComputerSpecial">[</text:span><text:span text:style-name="_5f_OOoComputerIdent">i</text:span><text:span text:style-name="_5f_OOoComputerSpecial">] = </text:span><text:span text:style-name="_5f_OOoComputerIdent">col</text:span><text:span text:style-name="_5f_OOoComputerSpecial">[</text:span><text:span text:style-name="_5f_OOoComputerIdent">j</text:span><text:span text:style-name="_5f_OOoComputerSpecial">]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Whole column is NANs; no real values in a column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== </text:span><text:span text:style-name="_5f_OOoComputerLiteral">10</text:span><text:span text:style-name="_5f_OOoComputerSpecial">) </text:span><text:span text:style-name="_5f_OOoComputerIdent">min</text:span><text:span text:style-name="_5f_OOoComputerSpecial">[</text:span><text:span text:style-name="_5f_OOoComputerIdent">i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product of the given array */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oduct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sure none of the entries are NAN */</text:span></text:p>
      <text:p text:style-name="CodeC"><text:span text:style-name="_5f_OOoComputerSpecial"><text:s text:c="4"/></text:span><text:span text:style-name="_5f_OOoComputerKeyWord">if</text:span><text:span text:style-name="_5f_OOoComputerSpecial">(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))</text:span></text:p>
      <text:p text:style-name="CodeC"><text:span text:style-name="_5f_OOoComputerSpecial"><text:s text:c="6"/></text:span><text:span text:style-name="_5f_OOoComputerIdent">p</text:span><text:span text:style-name="_5f_OOoComputerSpecial"> *= </text:span>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ave results of the task to a txt file */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ax</text:span><text:span text:style-name="_5f_OOoComputerSpecial">[], </text:span><text:span text:style-name="_5f_OOoComputerKeyWord">double</text:span><text:span text:style-name="_5f_OOoComputerSpecial"> </text:span><text:span text:style-name="_5f_OOoComputerIdent">productVal</text:span><text:span text:style-name="_5f_OOoComputerSpecial">) {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 = </text:span><text:span text:style-name="_5f_OOoComputerLiteral">"results.txt"</text:span><text:span text:style-name="_5f_OOoComputerSpecial">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orted matrix entir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Sorted matrix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c"</text:span><text:span text:style-name="_5f_OOoComputerSpecial">, </text:span><text:span text:style-name="_5f_OOoComputerLiteral">'\n'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tries from under main diagonal, highest valu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Under main diagonal, col min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max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oduct value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\nProduct value:\n"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6.6e"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/></text:p>
      <text:p text:style-name="CodeC"><text:soft-page-break/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P21" text:outline-level="1"><text:bookmark-start text:name="__RefHeading___Toc2662_4068231033"/>Wyniki<text:bookmark-end text:name="__RefHeading___Toc2662_4068231033"/></text:h>
      <text:p text:style-name="CodeC">Sorted matrix:</text:p>
      <text:p text:style-name="CodeC"><text:s text:c="3"/>194.0 <text:s text:c="2"/>187.0 <text:s text:c="2"/>173.0 <text:s text:c="2"/>159.0 <text:s text:c="2"/>158.0 <text:s text:c="2"/>105.0 <text:s text:c="3"/>77.0 <text:s text:c="3"/>73.0 <text:s/>-150.0 <text:s/>-172.0</text:p>
      <text:p text:style-name="CodeC"><text:s text:c="3"/>118.0 <text:s text:c="3"/>41.0 <text:s text:c="3"/>28.0 <text:s text:c="3"/>26.0 <text:s text:c="2"/>-33.0 <text:s text:c="2"/>-39.0 <text:s text:c="2"/>-86.0 <text:s text:c="2"/>-98.0 <text:s/>-104.0 <text:s/>-126.0</text:p>
      <text:p text:style-name="CodeC"><text:s text:c="3"/>128.0 <text:s text:c="3"/>92.0 <text:s text:c="3"/>46.0 <text:s text:c="3"/>11.0 <text:s text:c="2"/>-46.0 <text:s text:c="2"/>-72.0 <text:s/>-110.0 <text:s/>-119.0 <text:s/>-152.0 <text:s/>-197.0</text:p>
      <text:p text:style-name="CodeC"><text:s text:c="3"/>191.0 <text:s text:c="2"/>147.0 <text:s text:c="2"/>105.0 <text:s text:c="2"/>100.0 <text:s text:c="4"/>5.0 <text:s text:c="2"/>-44.0 <text:s text:c="2"/>-90.0 <text:s/>-100.0 <text:s/>-113.0 <text:s/>-169.0</text:p>
      <text:p text:style-name="CodeC"><text:s text:c="3"/>156.0 <text:s text:c="2"/>156.0 <text:s text:c="3"/>86.0 <text:s text:c="3"/>57.0 <text:s text:c="3"/>30.0 <text:s text:c="3"/>16.0 <text:s text:c="2"/>-98.0 <text:s/>-116.0 <text:s/>-155.0 <text:s/>-182.0</text:p>
      <text:p text:style-name="CodeC"><text:s text:c="3"/>189.0 <text:s text:c="2"/>139.0 <text:s text:c="2"/>-78.0 <text:s text:c="2"/>-83.0 <text:s text:c="2"/>-88.0 <text:s/>-117.0 <text:s/>-129.0 <text:s/>-169.0 <text:s/>-184.0 <text:s/>-198.0</text:p>
      <text:p text:style-name="CodeC"><text:s text:c="3"/>113.0 <text:s text:c="3"/>93.0 <text:s text:c="3"/>90.0 <text:s text:c="3"/>70.0 <text:s text:c="3"/>63.0 <text:s text:c="3"/>51.0 <text:s text:c="2"/>-37.0 <text:s text:c="2"/>-58.0 <text:s/>-168.0 <text:s/>-187.0</text:p>
      <text:p text:style-name="CodeC"><text:s text:c="3"/>181.0 <text:s text:c="2"/>144.0 <text:s text:c="2"/>134.0 <text:s text:c="3"/>83.0 <text:s text:c="3"/>58.0 <text:s text:c="3"/>36.0 <text:s text:c="2"/>-19.0 <text:s text:c="2"/>-27.0 <text:s text:c="2"/>-47.0 <text:s/>-171.0</text:p>
      <text:p text:style-name="CodeC"><text:s text:c="3"/>187.0 <text:s text:c="2"/>175.0 <text:s text:c="2"/>150.0 <text:s text:c="3"/>95.0 <text:s text:c="3"/>29.0 <text:s text:c="2"/>-42.0 <text:s text:c="2"/>-47.0 <text:s/>-146.0 <text:s/>-153.0 <text:s/>-172.0</text:p>
      <text:p text:style-name="CodeC"><text:s text:c="3"/>173.0 <text:s text:c="2"/>146.0 <text:s text:c="3"/>87.0 <text:s text:c="3"/>19.0 <text:s text:c="2"/>-15.0 <text:s text:c="2"/>-47.0 <text:s text:c="2"/>-81.0 <text:s/>-164.0 <text:s/>-167.0 <text:s/>-170.0</text:p>
      <text:p text:style-name="CodeC">Under main diagonal, col min:</text:p>
      <text:p text:style-name="CodeC"><text:s text:c="3"/>113.0 <text:s text:c="3"/>92.0 <text:s text:c="2"/>-78.0 <text:s text:c="2"/>-83.0 <text:s text:c="2"/>-88.0 <text:s text:c="2"/>-47.0 <text:s text:c="2"/>-81.0 <text:s/>-164.0 <text:s/>-167.0 <text:s text:c="4"/>nan</text:p>
      <text:p text:style-name="CodeC">Product value:</text:p>
      <text:p text:style-name="CodeC"><text:s text:c="3"/>-6.175396e+17</text:p>
      <text:h text:style-name="P21" text:outline-level="1"><text:bookmark-start text:name="__RefHeading___Toc2664_4068231033"/>Opis programu<text:bookmark-end text:name="__RefHeading___Toc2664_4068231033"/></text:h>
      <text:p text:style-name="P4">Główna funkcja programu ma zarezerwowaną tablicę matrix[][] na wartości pobierane z pliku „matrix.txt” za pomocą funkcji importMatrix(). Następnie matrix[][] jest sortowana funkcją sortMatrix(), która sortuję ją według wartości wierszy w manierze malejącej. Tablica diagonalMatrix[][] przechowuje wartości zwracane przez parametr przez selectF() do tej tablicy, które są wartościami spod diagonali głównej matrix[][]. Do tablicy <text:span text:style-name="T9">min</text:span>[], funkcja select<text:span text:style-name="T8">Lowest()</text:span> zwraca przez parametr wartości <text:span text:style-name="T11">najniższe</text:span> kolumn tablicy diagonalMatrix[][]. Następnie do productVal, funkcja product() zwraca jako wynik iloczyn wartości <text:span text:style-name="T11">min</text:span>[]. Wyniki, tj. matrix[][] (po posortowaniu), <text:span text:style-name="T9">min</text:span>[] oraz productVal zostają zapisane do pliku tekstowego „results.txt” przez funkcję saveResults().</text:p>
      <text:p text:style-name="P4">Funkcja importMatrix() zwraca do tablicy matrix[][] wartości liczb typu double znajdujące się w pliku tekstowym „matrix.txt”. W tym celu skanuje plik ze źródłem i przepisuje jego wartości do matrix[][]. Funkcję kończy znak końca pliku bądź przeskanowanie 100 elementów</text:p>
      <text:p text:style-name="P5">Funkcja sortMatrix() wywołuje bubbleSort() na wszystkich wierszach matrix[][].</text:p>
      <text:p text:style-name="P5">Funkcja bubbleSort() sortuje tablicę metodą bąbelkową, uwzględniając monotoniczność sortowania. Zmienna swapCounter informuje o ilości wykonanych zamian wartości dwóch elementów tablicy arr[]. Pętla while() wykonuje się dopóki swapCounter jest różny od zera. Wewnątrz niej swapCounter jest resetowany do zera. Wewnątrz wykonuje się pętla for() na wszystkich elementach tablicy arr[]. Jeśli dwa przyległe elementy spełniają warunek określony przez monotoniczność żądanego sortowania, to dokonuje się na nich funkcja exch(), która je zamienia. Każdej zamianie towarzyszy zwiększenie swapCounter.</text:p>
      <text:p text:style-name="P5">Funkcja selectF() <text:span text:style-name="T5">wybiera elementy tablicy arr[][] i przepisuje je do tablicy diagonal[][]. Puste miejsca (ponad oraz na – diagonali) zapełnia przez NAN.</text:span></text:p>
      <text:p text:style-name="P6">Funkcja select<text:span text:style-name="T8">Lowest</text:span>() wybiera <text:span text:style-name="T8">najniższe</text:span> wartości kolumn tablicy arr[][] i zapisuje je do tablicy <text:span text:style-name="T8">min</text:span>[]. Określa tablicę pomocniczą col[]. Iteruje po wszystkich kolumnach arr[][], dla każdej iteracji wybiera i-tą kolumnę funkcją selectCol(). Sortuje tę kolumnę bubbleSort(). Jeśli wszystkie wartości danej kolumny są równe NAN, to zapisuje do <text:span text:style-name="T9">min</text:span>[] wartość NAN, w przeciwnym razie wybiera wartość <text:span text:style-name="T9">najniższą</text:span>.</text:p>
      <text:p text:style-name="P7">Funkcja product() oblicza iloczyn wartości podanych w arr[]. Pomija przy tym wartości nie będące liczbami (NAN).</text:p>
      <text:p text:style-name="P7">Funkcja saveResults() zapisuje w sposób sformatowany tablicę matrix[][], <text:span text:style-name="T9">min</text:span>[] i productVal. Otwiera plik „results.txt” w trybie zapisu. Jeśli plik otworzy się poprawnie, dokonuje zapisu podanych elementów, w przeciwnym razie funkcję zakończy błąd.</text:p>
      <text:h text:style-name="P21" text:outline-level="1"><text:bookmark-start text:name="__RefHeading___Toc2666_4068231033"/>Wnioski<text:bookmark-end text:name="__RefHeading___Toc2666_4068231033"/></text:h>
      <text:p text:style-name="P8">Wizualna ocena w łatwy sposób pozwala na określenie <text:span text:style-name="T6">prawidłowości</text:span> podanych wyników. Proste wymnożenie wyników z <text:span text:style-name="T10">min</text:span>[] pozwala natomiast na weryfikację productV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Ubuntu3" svg:font-family="Ubuntu" style:font-pitch="variable"/>
    <style:font-face style:name="Ubuntu" svg:font-family="Ubuntu" style:font-adornments="Bold" style:font-pitch="variable"/>
    <style:font-face style:name="Ubuntu1" svg:font-family="Ubuntu" style:font-adornments="Italic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1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1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2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2-01-18T12:04:04.901642152</dc:date>
    <meta:editing-duration>PT5H43M29S</meta:editing-duration>
    <meta:editing-cycles>70</meta:editing-cycles>
    <meta:generator>LibreOffice/7.1.6.2$Linux_X86_64 LibreOffice_project/0e133318fcee89abacd6a7d077e292f1145735c3</meta:generator>
    <meta:document-statistic meta:table-count="1" meta:image-count="0" meta:object-count="10" meta:page-count="11" meta:paragraph-count="249" meta:word-count="1417" meta:character-count="9472" meta:non-whitespace-character-count="754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f</mi>
                <mi>i</mi>
              </msub>
              <mrow>
                <mo fence="true" form="prefix" stretchy="false">(</mo>
                <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o stretchy="false">∏</mo>
          <msub>
            <mi>f</mi>
            <mi>i</mi>
          </msub>
        </mrow>
      </mrow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( f_i (a_{i,j}) ) = prod f_i (a_{i,j}) 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7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9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